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9.07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9.98mm"/>
    </style:style>
    <style:style style:name="co12" style:family="table-column">
      <style:table-column-properties fo:break-before="auto" style:column-width="16.28mm"/>
    </style:style>
    <style:style style:name="co13" style:family="table-column">
      <style:table-column-properties fo:break-before="auto" style:column-width="17.07mm"/>
    </style:style>
    <style:style style:name="co14" style:family="table-column">
      <style:table-column-properties fo:break-before="auto" style:column-width="15.49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21.84mm"/>
    </style:style>
    <style:style style:name="co17" style:family="table-column">
      <style:table-column-properties fo:break-before="auto" style:column-width="16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dq" table:style-name="ta1">
        <table:shapes>
          <draw:frame draw:z-index="0" draw:style-name="gr1" draw:text-style-name="P1" svg:width="159.99mm" svg:height="89.99mm" svg:x="45.16mm" svg:y="13.49mm">
            <loext:p draw:notify-on-update-of-ranges="pdq.A4:pdq.A15 pdq.B3:pdq.B3 pdq.B4:pdq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DQ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,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=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queue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Respons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1782" calcext:value-type="float">
            <text:p>0.12178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5756" calcext:value-type="float">
            <text:p>0.13575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2428" calcext:value-type="float">
            <text:p>0.15242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2417" calcext:value-type="float">
            <text:p>0.17241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6465" calcext:value-type="float">
            <text:p>0.19646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426" calcext:value-type="float">
            <text:p>0.22542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0242" calcext:value-type="float">
            <text:p>0.26024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87" calcext:value-type="float">
            <text:p>0.3018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1167" calcext:value-type="float">
            <text:p>0.351167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8739" calcext:value-type="float">
            <text:p>0.408739</text:p>
          </table:table-cell>
          <table:table-cell table:number-columns-repeated="9"/>
        </table:table-row>
      </table:table>
      <table:table table:name="progress" table:style-name="ta1">
        <table:shapes>
          <draw:frame draw:z-index="0" draw:style-name="gr1" draw:text-style-name="P1" svg:width="159.99mm" svg:height="89.99mm" svg:x="120.26mm" svg:y="1mm">
            <loext:p draw:notify-on-update-of-ranges="progress.G2:progress.G130 progress.C1:progress.C1 progress.C2:progress.C130 progress.G2:progress.G130 progress.D1:progress.D1 progress.D2:progress.D1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2:56</text:p>
          </table:table-cell>
          <table:table-cell office:value-type="float" office:value="0.103334" calcext:value-type="float">
            <text:p>0.10333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2:57</text:p>
          </table:table-cell>
          <table:table-cell office:value-type="float" office:value="0.101822" calcext:value-type="float">
            <text:p>0.10182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2:58</text:p>
          </table:table-cell>
          <table:table-cell office:value-type="float" office:value="0.101684" calcext:value-type="float">
            <text:p>0.10168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2:59</text:p>
          </table:table-cell>
          <table:table-cell office:value-type="float" office:value="0.101345" calcext:value-type="float">
            <text:p>0.10134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0</text:p>
          </table:table-cell>
          <table:table-cell office:value-type="float" office:value="0.101006" calcext:value-type="float">
            <text:p>0.10100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1</text:p>
          </table:table-cell>
          <table:table-cell office:value-type="float" office:value="0.101032" calcext:value-type="float">
            <text:p>0.10103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2</text:p>
          </table:table-cell>
          <table:table-cell office:value-type="float" office:value="0.101281" calcext:value-type="float">
            <text:p>0.10128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3</text:p>
          </table:table-cell>
          <table:table-cell office:value-type="float" office:value="0.101566" calcext:value-type="float">
            <text:p>0.10156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4</text:p>
          </table:table-cell>
          <table:table-cell office:value-type="float" office:value="0.100823" calcext:value-type="float">
            <text:p>0.10082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5</text:p>
          </table:table-cell>
          <table:table-cell office:value-type="float" office:value="0.101092" calcext:value-type="float">
            <text:p>0.10109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6</text:p>
          </table:table-cell>
          <table:table-cell office:value-type="float" office:value="0.101499" calcext:value-type="float">
            <text:p>0.101499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7</text:p>
          </table:table-cell>
          <table:table-cell office:value-type="float" office:value="0.101439" calcext:value-type="float">
            <text:p>0.10143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8</text:p>
          </table:table-cell>
          <table:table-cell office:value-type="float" office:value="0.101416" calcext:value-type="float">
            <text:p>0.10141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09</text:p>
          </table:table-cell>
          <table:table-cell office:value-type="float" office:value="0.101366" calcext:value-type="float">
            <text:p>0.10136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0</text:p>
          </table:table-cell>
          <table:table-cell office:value-type="float" office:value="0.101268" calcext:value-type="float">
            <text:p>0.10126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1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2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3</text:p>
          </table:table-cell>
          <table:table-cell office:value-type="float" office:value="0.101414" calcext:value-type="float">
            <text:p>0.10141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4</text:p>
          </table:table-cell>
          <table:table-cell office:value-type="float" office:value="0.101255" calcext:value-type="float">
            <text:p>0.10125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5</text:p>
          </table:table-cell>
          <table:table-cell office:value-type="float" office:value="0.101357" calcext:value-type="float">
            <text:p>0.101357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6</text:p>
          </table:table-cell>
          <table:table-cell office:value-type="float" office:value="0.101172" calcext:value-type="float">
            <text:p>0.10117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7</text:p>
          </table:table-cell>
          <table:table-cell office:value-type="float" office:value="0.101138" calcext:value-type="float">
            <text:p>0.10113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8</text:p>
          </table:table-cell>
          <table:table-cell office:value-type="float" office:value="0.101081" calcext:value-type="float">
            <text:p>0.10108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19</text:p>
          </table:table-cell>
          <table:table-cell office:value-type="float" office:value="0.10121" calcext:value-type="float">
            <text:p>0.1012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0</text:p>
          </table:table-cell>
          <table:table-cell office:value-type="float" office:value="0.101293" calcext:value-type="float">
            <text:p>0.10129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1</text:p>
          </table:table-cell>
          <table:table-cell office:value-type="float" office:value="0.101291" calcext:value-type="float">
            <text:p>0.10129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2</text:p>
          </table:table-cell>
          <table:table-cell office:value-type="float" office:value="0.101416" calcext:value-type="float">
            <text:p>0.101416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3</text:p>
          </table:table-cell>
          <table:table-cell office:value-type="float" office:value="0.101381" calcext:value-type="float">
            <text:p>0.101381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4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5</text:p>
          </table:table-cell>
          <table:table-cell office:value-type="float" office:value="0.101426" calcext:value-type="float">
            <text:p>0.10142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6</text:p>
          </table:table-cell>
          <table:table-cell office:value-type="float" office:value="0.101077" calcext:value-type="float">
            <text:p>0.10107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7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8</text:p>
          </table:table-cell>
          <table:table-cell office:value-type="float" office:value="0.101045" calcext:value-type="float">
            <text:p>0.10104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29</text:p>
          </table:table-cell>
          <table:table-cell office:value-type="float" office:value="0.101271" calcext:value-type="float">
            <text:p>0.10127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0</text:p>
          </table:table-cell>
          <table:table-cell office:value-type="float" office:value="0.101253" calcext:value-type="float">
            <text:p>0.10125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1</text:p>
          </table:table-cell>
          <table:table-cell office:value-type="float" office:value="0.101366" calcext:value-type="float">
            <text:p>0.10136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2</text:p>
          </table:table-cell>
          <table:table-cell office:value-type="float" office:value="0.101029" calcext:value-type="float">
            <text:p>0.10102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3</text:p>
          </table:table-cell>
          <table:table-cell office:value-type="float" office:value="0.10112" calcext:value-type="float">
            <text:p>0.1011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4</text:p>
          </table:table-cell>
          <table:table-cell office:value-type="float" office:value="0.10112" calcext:value-type="float">
            <text:p>0.1011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5</text:p>
          </table:table-cell>
          <table:table-cell office:value-type="float" office:value="0.101152" calcext:value-type="float">
            <text:p>0.101152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6</text:p>
          </table:table-cell>
          <table:table-cell office:value-type="float" office:value="0.124219" calcext:value-type="float">
            <text:p>0.12421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7</text:p>
          </table:table-cell>
          <table:table-cell office:value-type="float" office:value="0.124107" calcext:value-type="float">
            <text:p>0.12410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8</text:p>
          </table:table-cell>
          <table:table-cell office:value-type="float" office:value="0.124256" calcext:value-type="float">
            <text:p>0.12425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39</text:p>
          </table:table-cell>
          <table:table-cell office:value-type="float" office:value="0.124319" calcext:value-type="float">
            <text:p>0.124319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0</text:p>
          </table:table-cell>
          <table:table-cell office:value-type="float" office:value="0.12403" calcext:value-type="float">
            <text:p>0.1240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1</text:p>
          </table:table-cell>
          <table:table-cell office:value-type="float" office:value="0.123803" calcext:value-type="float">
            <text:p>0.12380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2</text:p>
          </table:table-cell>
          <table:table-cell office:value-type="float" office:value="0.124114" calcext:value-type="float">
            <text:p>0.12411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3</text:p>
          </table:table-cell>
          <table:table-cell office:value-type="float" office:value="0.12447" calcext:value-type="float">
            <text:p>0.1244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4</text:p>
          </table:table-cell>
          <table:table-cell office:value-type="float" office:value="0.124227" calcext:value-type="float">
            <text:p>0.12422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5</text:p>
          </table:table-cell>
          <table:table-cell office:value-type="float" office:value="0.124071" calcext:value-type="float">
            <text:p>0.12407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6</text:p>
          </table:table-cell>
          <table:table-cell office:value-type="float" office:value="0.135432" calcext:value-type="float">
            <text:p>0.13543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7</text:p>
          </table:table-cell>
          <table:table-cell office:value-type="float" office:value="0.135057" calcext:value-type="float">
            <text:p>0.13505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8</text:p>
          </table:table-cell>
          <table:table-cell office:value-type="float" office:value="0.135138" calcext:value-type="float">
            <text:p>0.13513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49</text:p>
          </table:table-cell>
          <table:table-cell office:value-type="float" office:value="0.135182" calcext:value-type="float">
            <text:p>0.135182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0</text:p>
          </table:table-cell>
          <table:table-cell office:value-type="float" office:value="0.135108" calcext:value-type="float">
            <text:p>0.13510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1</text:p>
          </table:table-cell>
          <table:table-cell office:value-type="float" office:value="0.135441" calcext:value-type="float">
            <text:p>0.13544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2</text:p>
          </table:table-cell>
          <table:table-cell office:value-type="float" office:value="0.135252" calcext:value-type="float">
            <text:p>0.13525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3</text:p>
          </table:table-cell>
          <table:table-cell office:value-type="float" office:value="0.13515" calcext:value-type="float">
            <text:p>0.1351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4</text:p>
          </table:table-cell>
          <table:table-cell office:value-type="float" office:value="0.135131" calcext:value-type="float">
            <text:p>0.13513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5</text:p>
          </table:table-cell>
          <table:table-cell office:value-type="float" office:value="0.135234" calcext:value-type="float">
            <text:p>0.13523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6</text:p>
          </table:table-cell>
          <table:table-cell office:value-type="float" office:value="0.135262" calcext:value-type="float">
            <text:p>0.13526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7</text:p>
          </table:table-cell>
          <table:table-cell office:value-type="float" office:value="0.130174" calcext:value-type="float">
            <text:p>0.13017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8</text:p>
          </table:table-cell>
          <table:table-cell office:value-type="float" office:value="0.130295" calcext:value-type="float">
            <text:p>0.13029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3:59</text:p>
          </table:table-cell>
          <table:table-cell office:value-type="float" office:value="0.130461" calcext:value-type="float">
            <text:p>0.13046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0</text:p>
          </table:table-cell>
          <table:table-cell office:value-type="float" office:value="0.130409" calcext:value-type="float">
            <text:p>0.130409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1</text:p>
          </table:table-cell>
          <table:table-cell office:value-type="float" office:value="0.130296" calcext:value-type="float">
            <text:p>0.130296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2</text:p>
          </table:table-cell>
          <table:table-cell office:value-type="float" office:value="0.130545" calcext:value-type="float">
            <text:p>0.13054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3</text:p>
          </table:table-cell>
          <table:table-cell office:value-type="float" office:value="0.130504" calcext:value-type="float">
            <text:p>0.13050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4</text:p>
          </table:table-cell>
          <table:table-cell office:value-type="float" office:value="0.130498" calcext:value-type="float">
            <text:p>0.13049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5</text:p>
          </table:table-cell>
          <table:table-cell office:value-type="float" office:value="0.130445" calcext:value-type="float">
            <text:p>0.13044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6</text:p>
          </table:table-cell>
          <table:table-cell office:value-type="float" office:value="0.150323" calcext:value-type="float">
            <text:p>0.15032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7</text:p>
          </table:table-cell>
          <table:table-cell office:value-type="float" office:value="0.158873" calcext:value-type="float">
            <text:p>0.15887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8</text:p>
          </table:table-cell>
          <table:table-cell office:value-type="float" office:value="0.159057" calcext:value-type="float">
            <text:p>0.15905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09</text:p>
          </table:table-cell>
          <table:table-cell office:value-type="float" office:value="0.159002" calcext:value-type="float">
            <text:p>0.15900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0</text:p>
          </table:table-cell>
          <table:table-cell office:value-type="float" office:value="0.159089" calcext:value-type="float">
            <text:p>0.15908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1</text:p>
          </table:table-cell>
          <table:table-cell office:value-type="float" office:value="0.159548" calcext:value-type="float">
            <text:p>0.15954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2</text:p>
          </table:table-cell>
          <table:table-cell office:value-type="float" office:value="0.158805" calcext:value-type="float">
            <text:p>0.1588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3</text:p>
          </table:table-cell>
          <table:table-cell office:value-type="float" office:value="0.159123" calcext:value-type="float">
            <text:p>0.15912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4</text:p>
          </table:table-cell>
          <table:table-cell office:value-type="float" office:value="0.159119" calcext:value-type="float">
            <text:p>0.15911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5</text:p>
          </table:table-cell>
          <table:table-cell office:value-type="float" office:value="0.158981" calcext:value-type="float">
            <text:p>0.15898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6</text:p>
          </table:table-cell>
          <table:table-cell office:value-type="float" office:value="0.184912" calcext:value-type="float">
            <text:p>0.18491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7</text:p>
          </table:table-cell>
          <table:table-cell office:value-type="float" office:value="0.202751" calcext:value-type="float">
            <text:p>0.20275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8</text:p>
          </table:table-cell>
          <table:table-cell office:value-type="float" office:value="0.20259" calcext:value-type="float">
            <text:p>0.2025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19</text:p>
          </table:table-cell>
          <table:table-cell office:value-type="float" office:value="0.202711" calcext:value-type="float">
            <text:p>0.20271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0</text:p>
          </table:table-cell>
          <table:table-cell office:value-type="float" office:value="0.202429" calcext:value-type="float">
            <text:p>0.20242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1</text:p>
          </table:table-cell>
          <table:table-cell office:value-type="float" office:value="0.202673" calcext:value-type="float">
            <text:p>0.20267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2</text:p>
          </table:table-cell>
          <table:table-cell office:value-type="float" office:value="0.202637" calcext:value-type="float">
            <text:p>0.20263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3</text:p>
          </table:table-cell>
          <table:table-cell office:value-type="float" office:value="0.202559" calcext:value-type="float">
            <text:p>0.20255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4</text:p>
          </table:table-cell>
          <table:table-cell office:value-type="float" office:value="0.202667" calcext:value-type="float">
            <text:p>0.20266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5</text:p>
          </table:table-cell>
          <table:table-cell office:value-type="float" office:value="0.202906" calcext:value-type="float">
            <text:p>0.20290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6</text:p>
          </table:table-cell>
          <table:table-cell office:value-type="float" office:value="0.202913" calcext:value-type="float">
            <text:p>0.20291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7</text:p>
          </table:table-cell>
          <table:table-cell office:value-type="float" office:value="0.23515" calcext:value-type="float">
            <text:p>0.2351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8</text:p>
          </table:table-cell>
          <table:table-cell office:value-type="float" office:value="0.23699" calcext:value-type="float">
            <text:p>0.2369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29</text:p>
          </table:table-cell>
          <table:table-cell office:value-type="float" office:value="0.238904" calcext:value-type="float">
            <text:p>0.23890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0</text:p>
          </table:table-cell>
          <table:table-cell office:value-type="float" office:value="0.240452" calcext:value-type="float">
            <text:p>0.24045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1</text:p>
          </table:table-cell>
          <table:table-cell office:value-type="float" office:value="0.24212" calcext:value-type="float">
            <text:p>0.24212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2</text:p>
          </table:table-cell>
          <table:table-cell office:value-type="float" office:value="0.243687" calcext:value-type="float">
            <text:p>0.24368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3</text:p>
          </table:table-cell>
          <table:table-cell office:value-type="float" office:value="0.245416" calcext:value-type="float">
            <text:p>0.24541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4</text:p>
          </table:table-cell>
          <table:table-cell office:value-type="float" office:value="0.247165" calcext:value-type="float">
            <text:p>0.24716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5</text:p>
          </table:table-cell>
          <table:table-cell office:value-type="float" office:value="0.248858" calcext:value-type="float">
            <text:p>0.24885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6</text:p>
          </table:table-cell>
          <table:table-cell office:value-type="float" office:value="0.250407" calcext:value-type="float">
            <text:p>0.25040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7</text:p>
          </table:table-cell>
          <table:table-cell office:value-type="float" office:value="0.334071" calcext:value-type="float">
            <text:p>0.33407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8</text:p>
          </table:table-cell>
          <table:table-cell office:value-type="float" office:value="0.435937" calcext:value-type="float">
            <text:p>0.43593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39</text:p>
          </table:table-cell>
          <table:table-cell office:value-type="float" office:value="0.538069" calcext:value-type="float">
            <text:p>0.53806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0</text:p>
          </table:table-cell>
          <table:table-cell office:value-type="float" office:value="0.640337" calcext:value-type="float">
            <text:p>0.640337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1</text:p>
          </table:table-cell>
          <table:table-cell office:value-type="float" office:value="0.742451" calcext:value-type="float">
            <text:p>0.74245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2</text:p>
          </table:table-cell>
          <table:table-cell office:value-type="float" office:value="0.844697" calcext:value-type="float">
            <text:p>0.84469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3</text:p>
          </table:table-cell>
          <table:table-cell office:value-type="float" office:value="0.946939" calcext:value-type="float">
            <text:p>0.94693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4</text:p>
          </table:table-cell>
          <table:table-cell office:value-type="float" office:value="1.049084" calcext:value-type="float">
            <text:p>1.04908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5</text:p>
          </table:table-cell>
          <table:table-cell office:value-type="float" office:value="1.151068" calcext:value-type="float">
            <text:p>1.15106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6</text:p>
          </table:table-cell>
          <table:table-cell office:value-type="float" office:value="1.289572" calcext:value-type="float">
            <text:p>1.28957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7</text:p>
          </table:table-cell>
          <table:table-cell office:value-type="float" office:value="1.491622" calcext:value-type="float">
            <text:p>1.491622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8</text:p>
          </table:table-cell>
          <table:table-cell office:value-type="float" office:value="1.693755" calcext:value-type="float">
            <text:p>1.69375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49</text:p>
          </table:table-cell>
          <table:table-cell office:value-type="float" office:value="1.895724" calcext:value-type="float">
            <text:p>1.89572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0</text:p>
          </table:table-cell>
          <table:table-cell office:value-type="float" office:value="2.097805" calcext:value-type="float">
            <text:p>2.0978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1</text:p>
          </table:table-cell>
          <table:table-cell office:value-type="float" office:value="2.299966" calcext:value-type="float">
            <text:p>2.299966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2</text:p>
          </table:table-cell>
          <table:table-cell office:value-type="float" office:value="2.502142" calcext:value-type="float">
            <text:p>2.50214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3</text:p>
          </table:table-cell>
          <table:table-cell office:value-type="float" office:value="2.704448" calcext:value-type="float">
            <text:p>2.70444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4</text:p>
          </table:table-cell>
          <table:table-cell office:value-type="float" office:value="2.906671" calcext:value-type="float">
            <text:p>2.90667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5</text:p>
          </table:table-cell>
          <table:table-cell office:value-type="float" office:value="3.108665" calcext:value-type="float">
            <text:p>3.10866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6</text:p>
          </table:table-cell>
          <table:table-cell office:value-type="float" office:value="3.313107" calcext:value-type="float">
            <text:p>3.31310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7</text:p>
          </table:table-cell>
          <table:table-cell office:value-type="float" office:value="3.517321" calcext:value-type="float">
            <text:p>3.51732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8</text:p>
          </table:table-cell>
          <table:table-cell office:value-type="float" office:value="3.719834" calcext:value-type="float">
            <text:p>3.719834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4:59</text:p>
          </table:table-cell>
          <table:table-cell office:value-type="float" office:value="3.92216" calcext:value-type="float">
            <text:p>3.9221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5:00</text:p>
          </table:table-cell>
          <table:table-cell office:value-type="float" office:value="4.124282" calcext:value-type="float">
            <text:p>4.12428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5:01</text:p>
          </table:table-cell>
          <table:table-cell office:value-type="float" office:value="4.327116" calcext:value-type="float">
            <text:p>4.327116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5:02</text:p>
          </table:table-cell>
          <table:table-cell office:value-type="float" office:value="4.529799" calcext:value-type="float">
            <text:p>4.529799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5:03</text:p>
          </table:table-cell>
          <table:table-cell office:value-type="float" office:value="4.732392" calcext:value-type="float">
            <text:p>4.73239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5:04</text:p>
          </table:table-cell>
          <table:table-cell office:value-type="float" office:value="4.934654" calcext:value-type="float">
            <text:p>4.934654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5:05</text:p>
          </table:table-cell>
          <table:table-cell office:value-type="float" office:value="5.069953" calcext:value-type="float">
            <text:p>5.06995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3:15:0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table table:name="comparison" table:style-name="ta1">
        <table:shapes>
          <draw:frame draw:z-index="0" draw:style-name="gr1" draw:text-style-name="P1" svg:width="159.99mm" svg:height="89.99mm" svg:x="132.08mm" svg:y="1mm">
            <loext:p draw:notify-on-update-of-ranges="comparison.G2:comparison.G147 comparison.C1:comparison.C1 comparison.C2:comparison.C147 comparison.G2:comparison.G147 comparison.H1:comparison.H1 comparison.H2:comparison.H1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1"/>
        <table:table-column table:style-name="co12" table:default-cell-style-name="ce1"/>
        <table:table-column table:style-name="co1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pdq closed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16</text:p>
          </table:table-cell>
          <table:table-cell office:value-type="float" office:value="0.103113" calcext:value-type="float">
            <text:p>0.10311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17</text:p>
          </table:table-cell>
          <table:table-cell office:value-type="float" office:value="0.101633" calcext:value-type="float">
            <text:p>0.10163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18</text:p>
          </table:table-cell>
          <table:table-cell office:value-type="float" office:value="0.101636" calcext:value-type="float">
            <text:p>0.10163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19</text:p>
          </table:table-cell>
          <table:table-cell office:value-type="float" office:value="0.101537" calcext:value-type="float">
            <text:p>0.10153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0</text:p>
          </table:table-cell>
          <table:table-cell office:value-type="float" office:value="0.100719" calcext:value-type="float">
            <text:p>0.10071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1</text:p>
          </table:table-cell>
          <table:table-cell office:value-type="float" office:value="0.101615" calcext:value-type="float">
            <text:p>0.10161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2</text:p>
          </table:table-cell>
          <table:table-cell office:value-type="float" office:value="0.10166" calcext:value-type="float">
            <text:p>0.1016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3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4</text:p>
          </table:table-cell>
          <table:table-cell office:value-type="float" office:value="0.101832" calcext:value-type="float">
            <text:p>0.10183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5</text:p>
          </table:table-cell>
          <table:table-cell office:value-type="float" office:value="0.10106" calcext:value-type="float">
            <text:p>0.101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6</text:p>
          </table:table-cell>
          <table:table-cell office:value-type="float" office:value="0.101518" calcext:value-type="float">
            <text:p>0.10151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7</text:p>
          </table:table-cell>
          <table:table-cell office:value-type="float" office:value="0.101288" calcext:value-type="float">
            <text:p>0.10128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8</text:p>
          </table:table-cell>
          <table:table-cell office:value-type="float" office:value="0.101353" calcext:value-type="float">
            <text:p>0.10135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29</text:p>
          </table:table-cell>
          <table:table-cell office:value-type="float" office:value="0.101478" calcext:value-type="float">
            <text:p>0.10147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0</text:p>
          </table:table-cell>
          <table:table-cell office:value-type="float" office:value="0.101285" calcext:value-type="float">
            <text:p>0.10128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1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2</text:p>
          </table:table-cell>
          <table:table-cell office:value-type="float" office:value="0.101645" calcext:value-type="float">
            <text:p>0.10164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3</text:p>
          </table:table-cell>
          <table:table-cell office:value-type="float" office:value="0.101858" calcext:value-type="float">
            <text:p>0.10185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4</text:p>
          </table:table-cell>
          <table:table-cell office:value-type="float" office:value="0.101776" calcext:value-type="float">
            <text:p>0.10177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5</text:p>
          </table:table-cell>
          <table:table-cell office:value-type="float" office:value="0.101631" calcext:value-type="float">
            <text:p>0.10163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6</text:p>
          </table:table-cell>
          <table:table-cell office:value-type="float" office:value="0.101335" calcext:value-type="float">
            <text:p>0.10133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7</text:p>
          </table:table-cell>
          <table:table-cell office:value-type="float" office:value="0.101552" calcext:value-type="float">
            <text:p>0.101552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8</text:p>
          </table:table-cell>
          <table:table-cell office:value-type="float" office:value="0.101388" calcext:value-type="float">
            <text:p>0.10138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39</text:p>
          </table:table-cell>
          <table:table-cell office:value-type="float" office:value="0.101653" calcext:value-type="float">
            <text:p>0.10165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0</text:p>
          </table:table-cell>
          <table:table-cell office:value-type="float" office:value="0.101739" calcext:value-type="float">
            <text:p>0.10173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1</text:p>
          </table:table-cell>
          <table:table-cell office:value-type="float" office:value="0.101523" calcext:value-type="float">
            <text:p>0.10152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2</text:p>
          </table:table-cell>
          <table:table-cell office:value-type="float" office:value="0.101707" calcext:value-type="float">
            <text:p>0.10170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3</text:p>
          </table:table-cell>
          <table:table-cell office:value-type="float" office:value="0.101614" calcext:value-type="float">
            <text:p>0.10161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4</text:p>
          </table:table-cell>
          <table:table-cell office:value-type="float" office:value="0.101528" calcext:value-type="float">
            <text:p>0.10152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5</text:p>
          </table:table-cell>
          <table:table-cell office:value-type="float" office:value="0.101677" calcext:value-type="float">
            <text:p>0.101677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6</text:p>
          </table:table-cell>
          <table:table-cell office:value-type="float" office:value="0.101606" calcext:value-type="float">
            <text:p>0.10160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7</text:p>
          </table:table-cell>
          <table:table-cell office:value-type="float" office:value="0.101626" calcext:value-type="float">
            <text:p>0.10162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8</text:p>
          </table:table-cell>
          <table:table-cell office:value-type="float" office:value="0.101512" calcext:value-type="float">
            <text:p>0.101512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49</text:p>
          </table:table-cell>
          <table:table-cell office:value-type="float" office:value="0.10162" calcext:value-type="float">
            <text:p>0.10162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0</text:p>
          </table:table-cell>
          <table:table-cell office:value-type="float" office:value="0.101592" calcext:value-type="float">
            <text:p>0.10159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1</text:p>
          </table:table-cell>
          <table:table-cell office:value-type="float" office:value="0.101676" calcext:value-type="float">
            <text:p>0.10167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2</text:p>
          </table:table-cell>
          <table:table-cell office:value-type="float" office:value="0.101751" calcext:value-type="float">
            <text:p>0.10175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3</text:p>
          </table:table-cell>
          <table:table-cell office:value-type="float" office:value="0.101507" calcext:value-type="float">
            <text:p>0.10150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4</text:p>
          </table:table-cell>
          <table:table-cell office:value-type="float" office:value="0.101587" calcext:value-type="float">
            <text:p>0.10158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5</text:p>
          </table:table-cell>
          <table:table-cell office:value-type="float" office:value="0.10168" calcext:value-type="float">
            <text:p>0.1016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6</text:p>
          </table:table-cell>
          <table:table-cell office:value-type="float" office:value="0.124356" calcext:value-type="float">
            <text:p>0.12435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7</text:p>
          </table:table-cell>
          <table:table-cell office:value-type="float" office:value="0.124221" calcext:value-type="float">
            <text:p>0.12422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8</text:p>
          </table:table-cell>
          <table:table-cell office:value-type="float" office:value="0.124389" calcext:value-type="float">
            <text:p>0.12438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3:59</text:p>
          </table:table-cell>
          <table:table-cell office:value-type="float" office:value="0.124264" calcext:value-type="float">
            <text:p>0.124264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0</text:p>
          </table:table-cell>
          <table:table-cell office:value-type="float" office:value="0.124422" calcext:value-type="float">
            <text:p>0.124422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1</text:p>
          </table:table-cell>
          <table:table-cell office:value-type="float" office:value="0.124495" calcext:value-type="float">
            <text:p>0.12449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2</text:p>
          </table:table-cell>
          <table:table-cell office:value-type="float" office:value="0.124263" calcext:value-type="float">
            <text:p>0.12426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3</text:p>
          </table:table-cell>
          <table:table-cell office:value-type="float" office:value="0.124355" calcext:value-type="float">
            <text:p>0.12435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4</text:p>
          </table:table-cell>
          <table:table-cell office:value-type="float" office:value="0.124146" calcext:value-type="float">
            <text:p>0.12414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5</text:p>
          </table:table-cell>
          <table:table-cell office:value-type="float" office:value="0.124245" calcext:value-type="float">
            <text:p>0.12424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6</text:p>
          </table:table-cell>
          <table:table-cell office:value-type="float" office:value="0.135559" calcext:value-type="float">
            <text:p>0.135559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7</text:p>
          </table:table-cell>
          <table:table-cell office:value-type="float" office:value="0.13547" calcext:value-type="float">
            <text:p>0.1354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8</text:p>
          </table:table-cell>
          <table:table-cell office:value-type="float" office:value="0.135295" calcext:value-type="float">
            <text:p>0.13529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09</text:p>
          </table:table-cell>
          <table:table-cell office:value-type="float" office:value="0.135554" calcext:value-type="float">
            <text:p>0.135554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0</text:p>
          </table:table-cell>
          <table:table-cell office:value-type="float" office:value="0.135474" calcext:value-type="float">
            <text:p>0.135474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1</text:p>
          </table:table-cell>
          <table:table-cell office:value-type="float" office:value="0.135551" calcext:value-type="float">
            <text:p>0.13555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2</text:p>
          </table:table-cell>
          <table:table-cell office:value-type="float" office:value="0.135402" calcext:value-type="float">
            <text:p>0.13540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3</text:p>
          </table:table-cell>
          <table:table-cell office:value-type="float" office:value="0.135615" calcext:value-type="float">
            <text:p>0.13561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4</text:p>
          </table:table-cell>
          <table:table-cell office:value-type="float" office:value="0.13563" calcext:value-type="float">
            <text:p>0.1356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5</text:p>
          </table:table-cell>
          <table:table-cell office:value-type="float" office:value="0.135448" calcext:value-type="float">
            <text:p>0.135448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6</text:p>
          </table:table-cell>
          <table:table-cell office:value-type="float" office:value="0.130597" calcext:value-type="float">
            <text:p>0.13059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7</text:p>
          </table:table-cell>
          <table:table-cell office:value-type="float" office:value="0.130548" calcext:value-type="float">
            <text:p>0.13054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8</text:p>
          </table:table-cell>
          <table:table-cell office:value-type="float" office:value="0.130691" calcext:value-type="float">
            <text:p>0.13069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19</text:p>
          </table:table-cell>
          <table:table-cell office:value-type="float" office:value="0.130298" calcext:value-type="float">
            <text:p>0.13029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0</text:p>
          </table:table-cell>
          <table:table-cell office:value-type="float" office:value="0.130439" calcext:value-type="float">
            <text:p>0.13043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1</text:p>
          </table:table-cell>
          <table:table-cell office:value-type="float" office:value="0.130587" calcext:value-type="float">
            <text:p>0.130587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2</text:p>
          </table:table-cell>
          <table:table-cell office:value-type="float" office:value="0.130497" calcext:value-type="float">
            <text:p>0.13049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3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4</text:p>
          </table:table-cell>
          <table:table-cell office:value-type="float" office:value="0.130659" calcext:value-type="float">
            <text:p>0.13065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5</text:p>
          </table:table-cell>
          <table:table-cell office:value-type="float" office:value="0.130342" calcext:value-type="float">
            <text:p>0.13034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6</text:p>
          </table:table-cell>
          <table:table-cell office:value-type="float" office:value="0.158911" calcext:value-type="float">
            <text:p>0.15891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7</text:p>
          </table:table-cell>
          <table:table-cell office:value-type="float" office:value="0.158957" calcext:value-type="float">
            <text:p>0.15895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8</text:p>
          </table:table-cell>
          <table:table-cell office:value-type="float" office:value="0.159025" calcext:value-type="float">
            <text:p>0.1590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29</text:p>
          </table:table-cell>
          <table:table-cell office:value-type="float" office:value="0.159102" calcext:value-type="float">
            <text:p>0.15910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0</text:p>
          </table:table-cell>
          <table:table-cell office:value-type="float" office:value="0.159032" calcext:value-type="float">
            <text:p>0.159032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1</text:p>
          </table:table-cell>
          <table:table-cell office:value-type="float" office:value="0.159624" calcext:value-type="float">
            <text:p>0.159624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2</text:p>
          </table:table-cell>
          <table:table-cell office:value-type="float" office:value="0.159261" calcext:value-type="float">
            <text:p>0.15926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3</text:p>
          </table:table-cell>
          <table:table-cell office:value-type="float" office:value="0.159152" calcext:value-type="float">
            <text:p>0.15915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4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5</text:p>
          </table:table-cell>
          <table:table-cell office:value-type="float" office:value="0.15971" calcext:value-type="float">
            <text:p>0.1597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6</text:p>
          </table:table-cell>
          <table:table-cell office:value-type="float" office:value="0.202693" calcext:value-type="float">
            <text:p>0.20269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7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8</text:p>
          </table:table-cell>
          <table:table-cell office:value-type="float" office:value="0.202817" calcext:value-type="float">
            <text:p>0.20281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39</text:p>
          </table:table-cell>
          <table:table-cell office:value-type="float" office:value="0.202884" calcext:value-type="float">
            <text:p>0.20288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0</text:p>
          </table:table-cell>
          <table:table-cell office:value-type="float" office:value="0.202865" calcext:value-type="float">
            <text:p>0.20286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1</text:p>
          </table:table-cell>
          <table:table-cell office:value-type="float" office:value="0.202792" calcext:value-type="float">
            <text:p>0.20279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2</text:p>
          </table:table-cell>
          <table:table-cell office:value-type="float" office:value="0.203092" calcext:value-type="float">
            <text:p>0.203092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3</text:p>
          </table:table-cell>
          <table:table-cell office:value-type="float" office:value="0.203078" calcext:value-type="float">
            <text:p>0.20307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4</text:p>
          </table:table-cell>
          <table:table-cell office:value-type="float" office:value="0.202859" calcext:value-type="float">
            <text:p>0.20285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5</text:p>
          </table:table-cell>
          <table:table-cell office:value-type="float" office:value="0.20287" calcext:value-type="float">
            <text:p>0.2028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6</text:p>
          </table:table-cell>
          <table:table-cell office:value-type="float" office:value="0.225347" calcext:value-type="float">
            <text:p>0.225347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7</text:p>
          </table:table-cell>
          <table:table-cell office:value-type="float" office:value="0.235337" calcext:value-type="float">
            <text:p>0.23533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8</text:p>
          </table:table-cell>
          <table:table-cell office:value-type="float" office:value="0.237153" calcext:value-type="float">
            <text:p>0.23715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49</text:p>
          </table:table-cell>
          <table:table-cell office:value-type="float" office:value="0.23891" calcext:value-type="float">
            <text:p>0.2389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0</text:p>
          </table:table-cell>
          <table:table-cell office:value-type="float" office:value="0.240734" calcext:value-type="float">
            <text:p>0.24073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1</text:p>
          </table:table-cell>
          <table:table-cell office:value-type="float" office:value="0.242692" calcext:value-type="float">
            <text:p>0.24269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2</text:p>
          </table:table-cell>
          <table:table-cell office:value-type="float" office:value="0.244627" calcext:value-type="float">
            <text:p>0.24462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3</text:p>
          </table:table-cell>
          <table:table-cell office:value-type="float" office:value="0.246573" calcext:value-type="float">
            <text:p>0.24657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4</text:p>
          </table:table-cell>
          <table:table-cell office:value-type="float" office:value="0.248492" calcext:value-type="float">
            <text:p>0.24849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5</text:p>
          </table:table-cell>
          <table:table-cell office:value-type="float" office:value="0.250637" calcext:value-type="float">
            <text:p>0.25063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6</text:p>
          </table:table-cell>
          <table:table-cell office:value-type="float" office:value="0.271518" calcext:value-type="float">
            <text:p>0.27151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7</text:p>
          </table:table-cell>
          <table:table-cell office:value-type="float" office:value="0.373498" calcext:value-type="float">
            <text:p>0.37349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8</text:p>
          </table:table-cell>
          <table:table-cell office:value-type="float" office:value="0.475568" calcext:value-type="float">
            <text:p>0.47556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4:59</text:p>
          </table:table-cell>
          <table:table-cell office:value-type="float" office:value="0.577752" calcext:value-type="float">
            <text:p>0.57775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0</text:p>
          </table:table-cell>
          <table:table-cell office:value-type="float" office:value="0.679765" calcext:value-type="float">
            <text:p>0.67976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1</text:p>
          </table:table-cell>
          <table:table-cell office:value-type="float" office:value="0.781865" calcext:value-type="float">
            <text:p>0.78186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2</text:p>
          </table:table-cell>
          <table:table-cell office:value-type="float" office:value="0.883751" calcext:value-type="float">
            <text:p>0.88375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3</text:p>
          </table:table-cell>
          <table:table-cell office:value-type="float" office:value="0.985744" calcext:value-type="float">
            <text:p>0.98574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4</text:p>
          </table:table-cell>
          <table:table-cell office:value-type="float" office:value="1.08773" calcext:value-type="float">
            <text:p>1.0877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5</text:p>
          </table:table-cell>
          <table:table-cell office:value-type="float" office:value="1.189518" calcext:value-type="float">
            <text:p>1.189518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6</text:p>
          </table:table-cell>
          <table:table-cell office:value-type="float" office:value="1.358464" calcext:value-type="float">
            <text:p>1.35846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7</text:p>
          </table:table-cell>
          <table:table-cell office:value-type="float" office:value="1.560505" calcext:value-type="float">
            <text:p>1.5605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8</text:p>
          </table:table-cell>
          <table:table-cell office:value-type="float" office:value="1.762578" calcext:value-type="float">
            <text:p>1.76257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09</text:p>
          </table:table-cell>
          <table:table-cell office:value-type="float" office:value="1.964559" calcext:value-type="float">
            <text:p>1.96455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0</text:p>
          </table:table-cell>
          <table:table-cell office:value-type="float" office:value="2.16653" calcext:value-type="float">
            <text:p>2.1665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1</text:p>
          </table:table-cell>
          <table:table-cell office:value-type="float" office:value="2.368857" calcext:value-type="float">
            <text:p>2.36885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2</text:p>
          </table:table-cell>
          <table:table-cell office:value-type="float" office:value="2.570811" calcext:value-type="float">
            <text:p>2.57081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3</text:p>
          </table:table-cell>
          <table:table-cell office:value-type="float" office:value="2.772933" calcext:value-type="float">
            <text:p>2.77293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4</text:p>
          </table:table-cell>
          <table:table-cell office:value-type="float" office:value="2.975107" calcext:value-type="float">
            <text:p>2.97510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5</text:p>
          </table:table-cell>
          <table:table-cell office:value-type="float" office:value="3.177394" calcext:value-type="float">
            <text:p>3.17739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6</text:p>
          </table:table-cell>
          <table:table-cell office:value-type="float" office:value="3.379604" calcext:value-type="float">
            <text:p>3.379604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7</text:p>
          </table:table-cell>
          <table:table-cell office:value-type="float" office:value="3.581965" calcext:value-type="float">
            <text:p>3.58196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8</text:p>
          </table:table-cell>
          <table:table-cell office:value-type="float" office:value="3.784108" calcext:value-type="float">
            <text:p>3.78410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19</text:p>
          </table:table-cell>
          <table:table-cell office:value-type="float" office:value="3.986151" calcext:value-type="float">
            <text:p>3.98615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20</text:p>
          </table:table-cell>
          <table:table-cell office:value-type="float" office:value="4.188183" calcext:value-type="float">
            <text:p>4.18818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21</text:p>
          </table:table-cell>
          <table:table-cell office:value-type="float" office:value="4.390072" calcext:value-type="float">
            <text:p>4.39007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22</text:p>
          </table:table-cell>
          <table:table-cell office:value-type="float" office:value="4.592292" calcext:value-type="float">
            <text:p>4.592292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23</text:p>
          </table:table-cell>
          <table:table-cell office:value-type="float" office:value="4.794595" calcext:value-type="float">
            <text:p>4.79459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6:55:24</text:p>
          </table:table-cell>
          <table:table-cell office:value-type="float" office:value="4.997024" calcext:value-type="float">
            <text:p>4.99702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collapse">
          <table:table-cell office:value-type="string" calcext:value-type="string">
            <text:p>2017-12-31</text:p>
          </table:table-cell>
          <table:table-cell office:value-type="string" calcext:value-type="string">
            <text:p>16:55:25</text:p>
          </table:table-cell>
          <table:table-cell office:value-type="float" office:value="4.833868" calcext:value-type="float">
            <text:p>4.83386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collapse">
          <table:table-cell office:value-type="string" calcext:value-type="string">
            <text:p>2017-12-31</text:p>
          </table:table-cell>
          <table:table-cell office:value-type="string" calcext:value-type="string">
            <text:p>16:55:26</text:p>
          </table:table-cell>
          <table:table-cell office:value-type="float" office:value="4.147765" calcext:value-type="float">
            <text:p>4.14776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collapse">
          <table:table-cell office:value-type="string" calcext:value-type="string">
            <text:p>2017-12-31</text:p>
          </table:table-cell>
          <table:table-cell office:value-type="string" calcext:value-type="string">
            <text:p>16:55:27</text:p>
          </table:table-cell>
          <table:table-cell office:value-type="float" office:value="3.348307" calcext:value-type="float">
            <text:p>3.348307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collapse">
          <table:table-cell office:value-type="string" calcext:value-type="string">
            <text:p>2017-12-31</text:p>
          </table:table-cell>
          <table:table-cell office:value-type="string" calcext:value-type="string">
            <text:p>16:55:28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Load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121782" calcext:value-type="float">
            <text:p>0.12178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35756" calcext:value-type="float">
            <text:p>0.135756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152428" calcext:value-type="float">
            <text:p>0.152428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172417" calcext:value-type="float">
            <text:p>0.172417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196465" calcext:value-type="float">
            <text:p>0.196465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25426" calcext:value-type="float">
            <text:p>0.225426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260242" calcext:value-type="float">
            <text:p>0.260242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30187" calcext:value-type="float">
            <text:p>0.30187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351167" calcext:value-type="float">
            <text:p>0.351167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408739" calcext:value-type="float">
            <text:p>0.408739</text:p>
          </table:table-cell>
        </table:table-row>
      </table:table>
      <table:table table:name="progress_2" table:style-name="ta1">
        <table:shapes>
          <draw:frame draw:z-index="0" draw:style-name="gr1" draw:text-style-name="P1" svg:width="159.99mm" svg:height="89.99mm" svg:x="120.26mm" svg:y="1mm">
            <loext:p draw:notify-on-update-of-ranges="progress_2.G1:progress_2.G1 progress_2.G2:progress_2.G134 progress_2.C1:progress_2.C1 progress_2.C2:progress_2.C134 progress_2.G1:progress_2.G1 progress_2.G2:progress_2.G134 progress_2.D1:progress_2.D1 progress_2.D2:progress_2.D1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45</text:p>
          </table:table-cell>
          <table:table-cell office:value-type="float" office:value="0.103656" calcext:value-type="float">
            <text:p>0.103656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46</text:p>
          </table:table-cell>
          <table:table-cell office:value-type="float" office:value="0.101699" calcext:value-type="float">
            <text:p>0.101699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47</text:p>
          </table:table-cell>
          <table:table-cell office:value-type="float" office:value="0.101703" calcext:value-type="float">
            <text:p>0.101703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48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49</text:p>
          </table:table-cell>
          <table:table-cell office:value-type="float" office:value="0.101606" calcext:value-type="float">
            <text:p>0.10160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0</text:p>
          </table:table-cell>
          <table:table-cell office:value-type="float" office:value="0.10165" calcext:value-type="float">
            <text:p>0.1016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1</text:p>
          </table:table-cell>
          <table:table-cell office:value-type="float" office:value="0.101506" calcext:value-type="float">
            <text:p>0.101506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2</text:p>
          </table:table-cell>
          <table:table-cell office:value-type="float" office:value="0.101187" calcext:value-type="float">
            <text:p>0.10118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3</text:p>
          </table:table-cell>
          <table:table-cell office:value-type="float" office:value="0.101688" calcext:value-type="float">
            <text:p>0.10168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4</text:p>
          </table:table-cell>
          <table:table-cell office:value-type="float" office:value="0.101531" calcext:value-type="float">
            <text:p>0.101531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5</text:p>
          </table:table-cell>
          <table:table-cell office:value-type="float" office:value="0.101076" calcext:value-type="float">
            <text:p>0.10107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6</text:p>
          </table:table-cell>
          <table:table-cell office:value-type="float" office:value="0.10166" calcext:value-type="float">
            <text:p>0.10166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7</text:p>
          </table:table-cell>
          <table:table-cell office:value-type="float" office:value="0.101632" calcext:value-type="float">
            <text:p>0.101632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8</text:p>
          </table:table-cell>
          <table:table-cell office:value-type="float" office:value="0.101694" calcext:value-type="float">
            <text:p>0.101694</text:p>
          </table:table-cell>
          <table:table-cell office:value-type="float" office:value="0.00008" calcext:value-type="float">
            <text:p>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3:59</text:p>
          </table:table-cell>
          <table:table-cell office:value-type="float" office:value="0.101535" calcext:value-type="float">
            <text:p>0.10153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0</text:p>
          </table:table-cell>
          <table:table-cell office:value-type="float" office:value="0.101542" calcext:value-type="float">
            <text:p>0.10154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1</text:p>
          </table:table-cell>
          <table:table-cell office:value-type="float" office:value="0.10142" calcext:value-type="float">
            <text:p>0.10142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2</text:p>
          </table:table-cell>
          <table:table-cell office:value-type="float" office:value="0.101435" calcext:value-type="float">
            <text:p>0.10143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3</text:p>
          </table:table-cell>
          <table:table-cell office:value-type="float" office:value="0.101613" calcext:value-type="float">
            <text:p>0.10161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4</text:p>
          </table:table-cell>
          <table:table-cell office:value-type="float" office:value="0.101593" calcext:value-type="float">
            <text:p>0.101593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5</text:p>
          </table:table-cell>
          <table:table-cell office:value-type="float" office:value="0.101604" calcext:value-type="float">
            <text:p>0.101604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6</text:p>
          </table:table-cell>
          <table:table-cell office:value-type="float" office:value="0.101417" calcext:value-type="float">
            <text:p>0.10141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7</text:p>
          </table:table-cell>
          <table:table-cell office:value-type="float" office:value="0.101526" calcext:value-type="float">
            <text:p>0.10152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8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09</text:p>
          </table:table-cell>
          <table:table-cell office:value-type="float" office:value="0.101429" calcext:value-type="float">
            <text:p>0.101429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0</text:p>
          </table:table-cell>
          <table:table-cell office:value-type="float" office:value="0.101592" calcext:value-type="float">
            <text:p>0.101592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1</text:p>
          </table:table-cell>
          <table:table-cell office:value-type="float" office:value="0.101579" calcext:value-type="float">
            <text:p>0.10157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2</text:p>
          </table:table-cell>
          <table:table-cell office:value-type="float" office:value="0.10162" calcext:value-type="float">
            <text:p>0.1016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3</text:p>
          </table:table-cell>
          <table:table-cell office:value-type="float" office:value="0.10167" calcext:value-type="float">
            <text:p>0.10167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4</text:p>
          </table:table-cell>
          <table:table-cell office:value-type="float" office:value="0.101619" calcext:value-type="float">
            <text:p>0.101619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5</text:p>
          </table:table-cell>
          <table:table-cell office:value-type="float" office:value="0.101485" calcext:value-type="float">
            <text:p>0.10148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6</text:p>
          </table:table-cell>
          <table:table-cell office:value-type="float" office:value="0.112661" calcext:value-type="float">
            <text:p>0.11266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7</text:p>
          </table:table-cell>
          <table:table-cell office:value-type="float" office:value="0.11275" calcext:value-type="float">
            <text:p>0.1127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8</text:p>
          </table:table-cell>
          <table:table-cell office:value-type="float" office:value="0.11268" calcext:value-type="float">
            <text:p>0.1126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19</text:p>
          </table:table-cell>
          <table:table-cell office:value-type="float" office:value="0.112629" calcext:value-type="float">
            <text:p>0.112629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0</text:p>
          </table:table-cell>
          <table:table-cell office:value-type="float" office:value="0.112425" calcext:value-type="float">
            <text:p>0.11242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1</text:p>
          </table:table-cell>
          <table:table-cell office:value-type="float" office:value="0.112478" calcext:value-type="float">
            <text:p>0.112478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2</text:p>
          </table:table-cell>
          <table:table-cell office:value-type="float" office:value="0.112674" calcext:value-type="float">
            <text:p>0.112674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3</text:p>
          </table:table-cell>
          <table:table-cell office:value-type="float" office:value="0.112814" calcext:value-type="float">
            <text:p>0.112814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4</text:p>
          </table:table-cell>
          <table:table-cell office:value-type="float" office:value="0.112564" calcext:value-type="float">
            <text:p>0.11256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5</text:p>
          </table:table-cell>
          <table:table-cell office:value-type="float" office:value="0.112603" calcext:value-type="float">
            <text:p>0.112603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6</text:p>
          </table:table-cell>
          <table:table-cell office:value-type="float" office:value="0.120357" calcext:value-type="float">
            <text:p>0.120357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7</text:p>
          </table:table-cell>
          <table:table-cell office:value-type="float" office:value="0.120494" calcext:value-type="float">
            <text:p>0.12049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8</text:p>
          </table:table-cell>
          <table:table-cell office:value-type="float" office:value="0.120445" calcext:value-type="float">
            <text:p>0.12044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29</text:p>
          </table:table-cell>
          <table:table-cell office:value-type="float" office:value="0.120371" calcext:value-type="float">
            <text:p>0.12037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0</text:p>
          </table:table-cell>
          <table:table-cell office:value-type="float" office:value="0.120424" calcext:value-type="float">
            <text:p>0.120424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1</text:p>
          </table:table-cell>
          <table:table-cell office:value-type="float" office:value="0.120319" calcext:value-type="float">
            <text:p>0.120319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2</text:p>
          </table:table-cell>
          <table:table-cell office:value-type="float" office:value="0.120502" calcext:value-type="float">
            <text:p>0.120502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3</text:p>
          </table:table-cell>
          <table:table-cell office:value-type="float" office:value="0.120299" calcext:value-type="float">
            <text:p>0.12029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4</text:p>
          </table:table-cell>
          <table:table-cell office:value-type="float" office:value="0.120446" calcext:value-type="float">
            <text:p>0.12044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5</text:p>
          </table:table-cell>
          <table:table-cell office:value-type="float" office:value="0.120511" calcext:value-type="float">
            <text:p>0.12051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6</text:p>
          </table:table-cell>
          <table:table-cell office:value-type="float" office:value="0.117414" calcext:value-type="float">
            <text:p>0.117414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7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8</text:p>
          </table:table-cell>
          <table:table-cell office:value-type="float" office:value="0.117389" calcext:value-type="float">
            <text:p>0.11738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39</text:p>
          </table:table-cell>
          <table:table-cell office:value-type="float" office:value="0.117232" calcext:value-type="float">
            <text:p>0.11723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0</text:p>
          </table:table-cell>
          <table:table-cell office:value-type="float" office:value="0.117137" calcext:value-type="float">
            <text:p>0.11713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1</text:p>
          </table:table-cell>
          <table:table-cell office:value-type="float" office:value="0.117303" calcext:value-type="float">
            <text:p>0.11730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2</text:p>
          </table:table-cell>
          <table:table-cell office:value-type="float" office:value="0.117215" calcext:value-type="float">
            <text:p>0.11721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3</text:p>
          </table:table-cell>
          <table:table-cell office:value-type="float" office:value="0.117259" calcext:value-type="float">
            <text:p>0.117259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4</text:p>
          </table:table-cell>
          <table:table-cell office:value-type="float" office:value="0.117176" calcext:value-type="float">
            <text:p>0.117176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5</text:p>
          </table:table-cell>
          <table:table-cell office:value-type="float" office:value="0.117538" calcext:value-type="float">
            <text:p>0.11753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6</text:p>
          </table:table-cell>
          <table:table-cell office:value-type="float" office:value="0.130968" calcext:value-type="float">
            <text:p>0.130968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7</text:p>
          </table:table-cell>
          <table:table-cell office:value-type="float" office:value="0.131101" calcext:value-type="float">
            <text:p>0.13110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8</text:p>
          </table:table-cell>
          <table:table-cell office:value-type="float" office:value="0.130835" calcext:value-type="float">
            <text:p>0.13083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49</text:p>
          </table:table-cell>
          <table:table-cell office:value-type="float" office:value="0.13055" calcext:value-type="float">
            <text:p>0.1305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0</text:p>
          </table:table-cell>
          <table:table-cell office:value-type="float" office:value="0.130683" calcext:value-type="float">
            <text:p>0.13068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1</text:p>
          </table:table-cell>
          <table:table-cell office:value-type="float" office:value="0.130458" calcext:value-type="float">
            <text:p>0.13045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2</text:p>
          </table:table-cell>
          <table:table-cell office:value-type="float" office:value="0.130443" calcext:value-type="float">
            <text:p>0.13044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3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4</text:p>
          </table:table-cell>
          <table:table-cell office:value-type="float" office:value="0.130614" calcext:value-type="float">
            <text:p>0.130614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5</text:p>
          </table:table-cell>
          <table:table-cell office:value-type="float" office:value="0.130501" calcext:value-type="float">
            <text:p>0.13050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6</text:p>
          </table:table-cell>
          <table:table-cell office:value-type="float" office:value="0.149712" calcext:value-type="float">
            <text:p>0.149712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7</text:p>
          </table:table-cell>
          <table:table-cell office:value-type="float" office:value="0.149161" calcext:value-type="float">
            <text:p>0.14916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8</text:p>
          </table:table-cell>
          <table:table-cell office:value-type="float" office:value="0.149756" calcext:value-type="float">
            <text:p>0.14975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4:59</text:p>
          </table:table-cell>
          <table:table-cell office:value-type="float" office:value="0.149779" calcext:value-type="float">
            <text:p>0.149779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0</text:p>
          </table:table-cell>
          <table:table-cell office:value-type="float" office:value="0.149992" calcext:value-type="float">
            <text:p>0.14999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1</text:p>
          </table:table-cell>
          <table:table-cell office:value-type="float" office:value="0.149683" calcext:value-type="float">
            <text:p>0.14968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2</text:p>
          </table:table-cell>
          <table:table-cell office:value-type="float" office:value="0.149157" calcext:value-type="float">
            <text:p>0.14915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3</text:p>
          </table:table-cell>
          <table:table-cell office:value-type="float" office:value="0.149677" calcext:value-type="float">
            <text:p>0.149677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4</text:p>
          </table:table-cell>
          <table:table-cell office:value-type="float" office:value="0.149634" calcext:value-type="float">
            <text:p>0.14963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5</text:p>
          </table:table-cell>
          <table:table-cell office:value-type="float" office:value="0.149806" calcext:value-type="float">
            <text:p>0.149806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6</text:p>
          </table:table-cell>
          <table:table-cell office:value-type="float" office:value="0.167276" calcext:value-type="float">
            <text:p>0.16727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7</text:p>
          </table:table-cell>
          <table:table-cell office:value-type="float" office:value="0.16707" calcext:value-type="float">
            <text:p>0.16707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8</text:p>
          </table:table-cell>
          <table:table-cell office:value-type="float" office:value="0.166885" calcext:value-type="float">
            <text:p>0.16688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09</text:p>
          </table:table-cell>
          <table:table-cell office:value-type="float" office:value="0.167203" calcext:value-type="float">
            <text:p>0.16720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0</text:p>
          </table:table-cell>
          <table:table-cell office:value-type="float" office:value="0.167033" calcext:value-type="float">
            <text:p>0.16703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1</text:p>
          </table:table-cell>
          <table:table-cell office:value-type="float" office:value="0.167139" calcext:value-type="float">
            <text:p>0.16713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2</text:p>
          </table:table-cell>
          <table:table-cell office:value-type="float" office:value="0.166917" calcext:value-type="float">
            <text:p>0.16691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3</text:p>
          </table:table-cell>
          <table:table-cell office:value-type="float" office:value="0.166307" calcext:value-type="float">
            <text:p>0.16630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4</text:p>
          </table:table-cell>
          <table:table-cell office:value-type="float" office:value="0.166711" calcext:value-type="float">
            <text:p>0.16671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5</text:p>
          </table:table-cell>
          <table:table-cell office:value-type="float" office:value="0.167656" calcext:value-type="float">
            <text:p>0.16765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6</text:p>
          </table:table-cell>
          <table:table-cell office:value-type="float" office:value="0.176501" calcext:value-type="float">
            <text:p>0.176501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7</text:p>
          </table:table-cell>
          <table:table-cell office:value-type="float" office:value="0.184651" calcext:value-type="float">
            <text:p>0.18465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8</text:p>
          </table:table-cell>
          <table:table-cell office:value-type="float" office:value="0.186033" calcext:value-type="float">
            <text:p>0.186033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19</text:p>
          </table:table-cell>
          <table:table-cell office:value-type="float" office:value="0.188913" calcext:value-type="float">
            <text:p>0.18891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0</text:p>
          </table:table-cell>
          <table:table-cell office:value-type="float" office:value="0.190543" calcext:value-type="float">
            <text:p>0.19054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1</text:p>
          </table:table-cell>
          <table:table-cell office:value-type="float" office:value="0.191818" calcext:value-type="float">
            <text:p>0.191818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2</text:p>
          </table:table-cell>
          <table:table-cell office:value-type="float" office:value="0.193005" calcext:value-type="float">
            <text:p>0.1930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3</text:p>
          </table:table-cell>
          <table:table-cell office:value-type="float" office:value="0.194074" calcext:value-type="float">
            <text:p>0.19407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4</text:p>
          </table:table-cell>
          <table:table-cell office:value-type="float" office:value="0.195306" calcext:value-type="float">
            <text:p>0.19530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5</text:p>
          </table:table-cell>
          <table:table-cell office:value-type="float" office:value="0.199481" calcext:value-type="float">
            <text:p>0.19948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6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7</text:p>
          </table:table-cell>
          <table:table-cell office:value-type="float" office:value="0.392126" calcext:value-type="float">
            <text:p>0.39212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8</text:p>
          </table:table-cell>
          <table:table-cell office:value-type="float" office:value="0.494365" calcext:value-type="float">
            <text:p>0.49436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29</text:p>
          </table:table-cell>
          <table:table-cell office:value-type="float" office:value="0.596151" calcext:value-type="float">
            <text:p>0.59615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0</text:p>
          </table:table-cell>
          <table:table-cell office:value-type="float" office:value="0.698037" calcext:value-type="float">
            <text:p>0.69803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1</text:p>
          </table:table-cell>
          <table:table-cell office:value-type="float" office:value="0.800132" calcext:value-type="float">
            <text:p>0.80013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2</text:p>
          </table:table-cell>
          <table:table-cell office:value-type="float" office:value="0.902211" calcext:value-type="float">
            <text:p>0.90221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3</text:p>
          </table:table-cell>
          <table:table-cell office:value-type="float" office:value="1.004602" calcext:value-type="float">
            <text:p>1.00460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4</text:p>
          </table:table-cell>
          <table:table-cell office:value-type="float" office:value="1.106534" calcext:value-type="float">
            <text:p>1.10653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5</text:p>
          </table:table-cell>
          <table:table-cell office:value-type="float" office:value="1.208628" calcext:value-type="float">
            <text:p>1.20862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6</text:p>
          </table:table-cell>
          <table:table-cell office:value-type="float" office:value="1.393187" calcext:value-type="float">
            <text:p>1.393187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7</text:p>
          </table:table-cell>
          <table:table-cell office:value-type="float" office:value="1.595273" calcext:value-type="float">
            <text:p>1.59527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8</text:p>
          </table:table-cell>
          <table:table-cell office:value-type="float" office:value="1.797444" calcext:value-type="float">
            <text:p>1.797444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39</text:p>
          </table:table-cell>
          <table:table-cell office:value-type="float" office:value="1.999501" calcext:value-type="float">
            <text:p>1.99950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0</text:p>
          </table:table-cell>
          <table:table-cell office:value-type="float" office:value="2.201664" calcext:value-type="float">
            <text:p>2.20166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1</text:p>
          </table:table-cell>
          <table:table-cell office:value-type="float" office:value="2.404111" calcext:value-type="float">
            <text:p>2.40411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2</text:p>
          </table:table-cell>
          <table:table-cell office:value-type="float" office:value="2.606651" calcext:value-type="float">
            <text:p>2.60665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3</text:p>
          </table:table-cell>
          <table:table-cell office:value-type="float" office:value="2.809139" calcext:value-type="float">
            <text:p>2.80913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4</text:p>
          </table:table-cell>
          <table:table-cell office:value-type="float" office:value="3.010985" calcext:value-type="float">
            <text:p>3.01098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5</text:p>
          </table:table-cell>
          <table:table-cell office:value-type="float" office:value="3.213031" calcext:value-type="float">
            <text:p>3.21303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6</text:p>
          </table:table-cell>
          <table:table-cell office:value-type="float" office:value="3.415059" calcext:value-type="float">
            <text:p>3.41505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7</text:p>
          </table:table-cell>
          <table:table-cell office:value-type="float" office:value="3.616979" calcext:value-type="float">
            <text:p>3.61697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8</text:p>
          </table:table-cell>
          <table:table-cell office:value-type="float" office:value="3.819481" calcext:value-type="float">
            <text:p>3.81948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49</text:p>
          </table:table-cell>
          <table:table-cell office:value-type="float" office:value="4.021928" calcext:value-type="float">
            <text:p>4.02192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50</text:p>
          </table:table-cell>
          <table:table-cell office:value-type="float" office:value="4.224467" calcext:value-type="float">
            <text:p>4.22446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51</text:p>
          </table:table-cell>
          <table:table-cell office:value-type="float" office:value="4.427338" calcext:value-type="float">
            <text:p>4.427338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52</text:p>
          </table:table-cell>
          <table:table-cell office:value-type="float" office:value="4.630212" calcext:value-type="float">
            <text:p>4.63021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2-31</text:p>
          </table:table-cell>
          <table:table-cell office:value-type="string" calcext:value-type="string">
            <text:p>17:55:53</text:p>
          </table:table-cell>
          <table:table-cell office:value-type="float" office:value="4.833333" calcext:value-type="float">
            <text:p>4.833333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collapse">
          <table:table-cell office:value-type="string" calcext:value-type="string">
            <text:p>2017-12-31</text:p>
          </table:table-cell>
          <table:table-cell office:value-type="string" calcext:value-type="string">
            <text:p>17:55:54</text:p>
          </table:table-cell>
          <table:table-cell office:value-type="float" office:value="5.028608" calcext:value-type="float">
            <text:p>5.028608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collapse">
          <table:table-cell office:value-type="string" calcext:value-type="string">
            <text:p>2017-12-31</text:p>
          </table:table-cell>
          <table:table-cell office:value-type="string" calcext:value-type="string">
            <text:p>17:55:55</text:p>
          </table:table-cell>
          <table:table-cell office:value-type="float" office:value="4.797805" calcext:value-type="float">
            <text:p>4.7978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2017-12-31</text:p>
          </table:table-cell>
          <table:table-cell office:value-type="string" calcext:value-type="string">
            <text:p>17:55:56</text:p>
          </table:table-cell>
          <table:table-cell office:value-type="float" office:value="4.081232" calcext:value-type="float">
            <text:p>4.08123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2017-12-31</text:p>
          </table:table-cell>
          <table:table-cell office:value-type="string" calcext:value-type="string">
            <text:p>17:55:57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00-00-00</text:date>, <text:time style:data-style-name="N2" text:time-value="17:51:20.412478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1T19:24:31.741634110</dc:date>
    <meta:editing-duration>PT1H26M38S</meta:editing-duration>
    <meta:editing-cycles>5</meta:editing-cycles>
    <meta:generator>LibreOffice/5.4.0.3$Linux_X86_64 LibreOffice_project/7556cbc6811c9d992f4064ab9287069087d7f62c</meta:generator>
    <meta:document-statistic meta:table-count="4" meta:cell-count="28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4cm" svg:y="0.315cm" chart:style-name="ch2">
          <text:p>PDQ</text:p>
        </chart:title>
        <chart:subtitle svg:x="6.633cm" svg:y="1.249cm" chart:style-name="ch3">
          <text:p>s = 0.1, z = 0.9</text:p>
        </chart:subtitle>
        <chart:legend chart:legend-position="end" svg:x="13.71cm" svg:y="4.227cm" style:legend-expansion="high" chart:style-name="ch4"/>
        <chart:plot-area chart:style-name="ch5" table:cell-range-address="pdq.A4:pdq.B15 pdq.B3:pdq.B3" chart:data-source-has-labels="row" svg:x="0.32cm" svg:y="2.084cm" svg:width="13.07cm" svg:height="6.736cm">
          <chartooo:coordinate-region svg:x="1.232cm" svg:y="2.257cm" svg:width="11.971cm" svg:height="5.96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pdq.B4:pdq.B15" chart:label-cell-address="pdq.B3:pdq.B3" chart:class="chart:scatter">
            <chart:domain table:cell-range-address="pdq.A4:pdq.A1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</text:p>
                <draw:g>
                  <svg:desc>pdq.B3:pdq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dq.A4:pdq.A15</svg:desc>
                </draw:g>
              </table:table-cell>
              <table:table-cell office:value-type="float" office:value="0.1">
                <text:p>0.1</text:p>
                <draw:g>
                  <svg:desc>pdq.B4:pdq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21782">
                <text:p>0.121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5756">
                <text:p>0.135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2428">
                <text:p>0.15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2417">
                <text:p>0.172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6465">
                <text:p>0.196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25426">
                <text:p>0.225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0242">
                <text:p>0.260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187">
                <text:p>0.30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51167">
                <text:p>0.351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8739">
                <text:p>0.408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39cm" svg:y="0.315cm" chart:style-name="ch2">
          <text:p>queue delay plus processing delay ...</text:p>
        </chart:title>
        <chart:legend chart:legend-position="end" svg:x="14.001cm" svg:y="4.005cm" style:legend-expansion="high" chart:style-name="ch3"/>
        <chart:plot-area chart:style-name="ch4" table:cell-range-address="progress.G2:progress.G130 progress.C1:progress.D130" chart:data-source-has-labels="row" svg:x="0.32cm" svg:y="1.248cm" svg:width="13.361cm" svg:height="7.572cm">
          <chartooo:coordinate-region svg:x="0.756cm" svg:y="1.421cm" svg:width="12.738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rogress.C2:progress.C130" chart:label-cell-address="progress.C1:progress.C1" chart:class="chart:scatter">
            <chart:domain table:cell-range-address="progress.G2:progress.G130"/>
            <chart:data-point chart:repeated="129"/>
          </chart:series>
          <chart:series chart:style-name="ch8" chart:values-cell-range-address="progress.D2:progress.D130" chart:label-cell-address="progress.D1:progress.D1" chart:class="chart:scatter">
            <chart:data-point chart:repeated="1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.C1:progress.C1</svg:desc>
                </draw:g>
              </table:table-cell>
              <table:table-cell office:value-type="string">
                <text:p>xfertime</text:p>
                <draw:g>
                  <svg:desc>progress.D1:progres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gress.G2:progress.G130</svg:desc>
                </draw:g>
              </table:table-cell>
              <table:table-cell office:value-type="float" office:value="0.103334">
                <text:p>0.103334</text:p>
                <draw:g>
                  <svg:desc>progress.C2:progress.C130</svg:desc>
                </draw:g>
              </table:table-cell>
              <table:table-cell office:value-type="float" office:value="0.000045">
                <text:p>0.000045</text:p>
                <draw:g>
                  <svg:desc>progress.D2:progress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01822">
                <text:p>0.10182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01684">
                <text:p>0.101684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01345">
                <text:p>0.10134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01006">
                <text:p>0.101006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01032">
                <text:p>0.101032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01281">
                <text:p>0.101281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01566">
                <text:p>0.101566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00823">
                <text:p>0.10082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01092">
                <text:p>0.10109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01499">
                <text:p>0.101499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101439">
                <text:p>0.101439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101416">
                <text:p>0.101416</text:p>
              </table:table-cell>
              <table:table-cell office:value-type="float" office:value="0.000026">
                <text:p>0.000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101366">
                <text:p>0.10136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101268">
                <text:p>0.101268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1013">
                <text:p>0.1013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101307">
                <text:p>0.10130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101414">
                <text:p>0.101414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101255">
                <text:p>0.101255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101357">
                <text:p>0.10135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101172">
                <text:p>0.101172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101138">
                <text:p>0.101138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101081">
                <text:p>0.101081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10121">
                <text:p>0.10121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101293">
                <text:p>0.101293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101291">
                <text:p>0.101291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101416">
                <text:p>0.10141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.101381">
                <text:p>0.101381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101484">
                <text:p>0.101484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101426">
                <text:p>0.10142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101077">
                <text:p>0.101077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0.101099">
                <text:p>0.101099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101045">
                <text:p>0.10104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101271">
                <text:p>0.101271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101253">
                <text:p>0.101253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101366">
                <text:p>0.101366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.101029">
                <text:p>0.10102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10112">
                <text:p>0.10112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10112">
                <text:p>0.10112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101152">
                <text:p>0.101152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124219">
                <text:p>0.124219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124107">
                <text:p>0.12410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124256">
                <text:p>0.12425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124319">
                <text:p>0.124319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12403">
                <text:p>0.12403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123803">
                <text:p>0.123803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124114">
                <text:p>0.12411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12447">
                <text:p>0.12447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124227">
                <text:p>0.12422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124071">
                <text:p>0.124071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0.135432">
                <text:p>0.13543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135057">
                <text:p>0.135057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0.135138">
                <text:p>0.13513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0.135182">
                <text:p>0.135182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135108">
                <text:p>0.135108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.135441">
                <text:p>0.135441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0.135252">
                <text:p>0.13525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13515">
                <text:p>0.1351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.135131">
                <text:p>0.135131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135234">
                <text:p>0.135234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35262">
                <text:p>0.13526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0.130174">
                <text:p>0.130174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.130295">
                <text:p>0.13029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.130461">
                <text:p>0.13046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.130409">
                <text:p>0.130409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0.130296">
                <text:p>0.130296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0.130545">
                <text:p>0.13054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0.130504">
                <text:p>0.13050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0.130498">
                <text:p>0.13049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130445">
                <text:p>0.13044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.150323">
                <text:p>0.150323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0.158873">
                <text:p>0.158873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159057">
                <text:p>0.159057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159002">
                <text:p>0.159002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.159089">
                <text:p>0.159089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0.159548">
                <text:p>0.159548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0.158805">
                <text:p>0.158805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0.159123">
                <text:p>0.159123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0.159119">
                <text:p>0.159119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158981">
                <text:p>0.158981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0.184912">
                <text:p>0.18491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0.202751">
                <text:p>0.202751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0.20259">
                <text:p>0.20259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0.202711">
                <text:p>0.20271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0.202429">
                <text:p>0.202429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0.202673">
                <text:p>0.20267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0.202637">
                <text:p>0.20263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0.202559">
                <text:p>0.202559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0.202667">
                <text:p>0.20266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202906">
                <text:p>0.20290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202913">
                <text:p>0.202913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23515">
                <text:p>0.2351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23699">
                <text:p>0.23699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238904">
                <text:p>0.23890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240452">
                <text:p>0.240452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24212">
                <text:p>0.24212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243687">
                <text:p>0.243687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245416">
                <text:p>0.24541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247165">
                <text:p>0.24716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248858">
                <text:p>0.248858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250407">
                <text:p>0.25040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0.334071">
                <text:p>0.334071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0.435937">
                <text:p>0.435937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0.538069">
                <text:p>0.538069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0.640337">
                <text:p>0.640337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0.742451">
                <text:p>0.74245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0.844697">
                <text:p>0.84469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0.946939">
                <text:p>0.946939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1.049084">
                <text:p>1.04908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1.151068">
                <text:p>1.151068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.289572">
                <text:p>1.28957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1.491622">
                <text:p>1.491622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1.693755">
                <text:p>1.69375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1.895724">
                <text:p>1.89572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2.097805">
                <text:p>2.09780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  <table:table-cell office:value-type="float" office:value="2.299966">
                <text:p>2.299966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2.502142">
                <text:p>2.50214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2.704448">
                <text:p>2.70444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2.906671">
                <text:p>2.906671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3.108665">
                <text:p>3.108665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.313107">
                <text:p>3.313107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3.517321">
                <text:p>3.517321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3.719834">
                <text:p>3.719834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3.92216">
                <text:p>3.9221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4.124282">
                <text:p>4.12428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4.327116">
                <text:p>4.327116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4.529799">
                <text:p>4.529799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4.732392">
                <text:p>4.73239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4.934654">
                <text:p>4.934654</text:p>
              </table:table-cell>
              <table:table-cell office:value-type="float" office:value="0.000053">
                <text:p>0.0000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7e0021"/>
    </style:style>
    <style:style style:name="ch8" style:family="chart" style:data-style-name="N0">
      <style:chart-properties chart:symbol-type="named-symbol" chart:symbol-name="diamond" chart:symbol-width="0cm" chart:symbol-height="0cm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28cm" svg:y="3.782cm" style:legend-expansion="high" chart:style-name="ch2"/>
        <chart:plot-area chart:style-name="ch3" table:cell-range-address="comparison.G2:comparison.H147 comparison.C1:comparison.C147 comparison.H1:comparison.H1" chart:data-source-has-labels="row" svg:x="0.32cm" svg:y="0.18cm" svg:width="9.988cm" svg:height="8.64cm">
          <chartooo:coordinate-region svg:x="0.756cm" svg:y="0.353cm" svg:width="9.365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mparison.C2:comparison.C147" chart:label-cell-address="comparison.C1:comparison.C1" chart:class="chart:scatter">
            <chart:domain table:cell-range-address="comparison.G2:comparison.G147"/>
            <chart:regression-curve chart:style-name="ch7"/>
            <chart:data-point chart:repeated="142"/>
          </chart:series>
          <chart:series chart:style-name="ch8" chart:values-cell-range-address="comparison.H2:comparison.H147" chart:label-cell-address="comparison.H1:comparison.H1" chart:class="chart:scatter">
            <chart:data-point chart:repeated="1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comparison.C1:comparison.C1</svg:desc>
                </draw:g>
              </table:table-cell>
              <table:table-cell office:value-type="string">
                <text:p>pdq closed</text:p>
                <draw:g>
                  <svg:desc>comparison.H1:comparis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arison.G2:comparison.G147</svg:desc>
                </draw:g>
              </table:table-cell>
              <table:table-cell office:value-type="float" office:value="0.103113">
                <text:p>0.103113</text:p>
                <draw:g>
                  <svg:desc>comparison.C2:comparison.C147</svg:desc>
                </draw:g>
              </table:table-cell>
              <table:table-cell office:value-type="float" office:value="NaN">
                <text:p>NaN</text:p>
                <draw:g>
                  <svg:desc>comparison.H2:comparison.H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01633">
                <text:p>0.101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01636">
                <text:p>0.10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01537">
                <text:p>0.101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00719">
                <text:p>0.10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01615">
                <text:p>0.10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0166">
                <text:p>0.10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01385">
                <text:p>0.10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01832">
                <text:p>0.10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0106">
                <text:p>0.10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01518">
                <text:p>0.10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101288">
                <text:p>0.10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101353">
                <text:p>0.10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101478">
                <text:p>0.10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.101285">
                <text:p>0.10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101484">
                <text:p>0.10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101645">
                <text:p>0.10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101858">
                <text:p>0.10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.101776">
                <text:p>0.10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101631">
                <text:p>0.101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.101335">
                <text:p>0.10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101552">
                <text:p>0.10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101388">
                <text:p>0.10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101653">
                <text:p>0.101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101739">
                <text:p>0.101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101523">
                <text:p>0.10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101707">
                <text:p>0.101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.101614">
                <text:p>0.10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101528">
                <text:p>0.10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101677">
                <text:p>0.10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101606">
                <text:p>0.10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0.101626">
                <text:p>0.10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101512">
                <text:p>0.10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10162">
                <text:p>0.10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101592">
                <text:p>0.101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101676">
                <text:p>0.101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.101751">
                <text:p>0.10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101507">
                <text:p>0.10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101587">
                <text:p>0.10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10168">
                <text:p>0.10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0.124356">
                <text:p>0.12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0.124221">
                <text:p>0.124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124389">
                <text:p>0.124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124264">
                <text:p>0.124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124422">
                <text:p>0.124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124495">
                <text:p>0.124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124263">
                <text:p>0.124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0.124355">
                <text:p>0.12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124146">
                <text:p>0.124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124245">
                <text:p>0.124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0.135559">
                <text:p>0.135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13547">
                <text:p>0.13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0.135295">
                <text:p>0.135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0.135554">
                <text:p>0.135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135474">
                <text:p>0.135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.135551">
                <text:p>0.135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0.135402">
                <text:p>0.135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135615">
                <text:p>0.135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.13563">
                <text:p>0.13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135448">
                <text:p>0.13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130597">
                <text:p>0.130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0.130548">
                <text:p>0.130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.130691">
                <text:p>0.130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.130298">
                <text:p>0.130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.130439">
                <text:p>0.130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0.130587">
                <text:p>0.130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0.130497">
                <text:p>0.130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0.130625">
                <text:p>0.13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0.130659">
                <text:p>0.130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130342">
                <text:p>0.130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.158911">
                <text:p>0.158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0.158957">
                <text:p>0.15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.159025">
                <text:p>0.159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159102">
                <text:p>0.159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.159032">
                <text:p>0.15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0.159624">
                <text:p>0.159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0.159261">
                <text:p>0.159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0.159152">
                <text:p>0.15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0.1591">
                <text:p>0.1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15971">
                <text:p>0.15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0.202693">
                <text:p>0.202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0.202817">
                <text:p>0.202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0.202884">
                <text:p>0.20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0.202865">
                <text:p>0.202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0.202792">
                <text:p>0.20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0.203092">
                <text:p>0.203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0.203078">
                <text:p>0.203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0.202859">
                <text:p>0.202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20287">
                <text:p>0.20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225347">
                <text:p>0.225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235337">
                <text:p>0.23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237153">
                <text:p>0.237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23891">
                <text:p>0.23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240734">
                <text:p>0.24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242692">
                <text:p>0.242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244627">
                <text:p>0.24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246573">
                <text:p>0.24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248492">
                <text:p>0.248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250637">
                <text:p>0.250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0.271518">
                <text:p>0.27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0.373498">
                <text:p>0.373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0.475568">
                <text:p>0.47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0.577752">
                <text:p>0.577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0.679765">
                <text:p>0.679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0.781865">
                <text:p>0.78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0.883751">
                <text:p>0.883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0.985744">
                <text:p>0.985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1.08773">
                <text:p>1.08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1.189518">
                <text:p>1.18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.358464">
                <text:p>1.35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1.560505">
                <text:p>1.560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1.762578">
                <text:p>1.76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1.964559">
                <text:p>1.964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2.16653">
                <text:p>2.1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  <table:table-cell office:value-type="float" office:value="2.368857">
                <text:p>2.36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2.570811">
                <text:p>2.570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2.772933">
                <text:p>2.772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2.975107">
                <text:p>2.975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3.177394">
                <text:p>3.177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3.379604">
                <text:p>3.379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3.581965">
                <text:p>3.581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">
                <text:p>12</text:p>
              </table:table-cell>
              <table:table-cell office:value-type="float" office:value="3.784108">
                <text:p>3.78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3.986151">
                <text:p>3.986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4.188183">
                <text:p>4.188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4.390072">
                <text:p>4.390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4.592292">
                <text:p>4.592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4.794595">
                <text:p>4.79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">
                <text:p>12</text:p>
              </table:table-cell>
              <table:table-cell office:value-type="float" office:value="4.997024">
                <text:p>4.99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21782">
                <text:p>0.121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35756">
                <text:p>0.1357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152428">
                <text:p>0.1524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72417">
                <text:p>0.172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196465">
                <text:p>0.1964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225426">
                <text:p>0.2254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60242">
                <text:p>0.2602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30187">
                <text:p>0.301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351167">
                <text:p>0.35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408739">
                <text:p>0.4087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157cm" svg:y="0.315cm" chart:style-name="ch2">
          <text:p>2 queuing centers</text:p>
        </chart:title>
        <chart:legend chart:legend-position="end" svg:x="14.001cm" svg:y="4.005cm" style:legend-expansion="high" chart:style-name="ch3"/>
        <chart:plot-area chart:style-name="ch4" table:cell-range-address="progress_2.G1:progress_2.G134 progress_2.C1:progress_2.D134" chart:data-source-has-labels="row" svg:x="0.32cm" svg:y="1.248cm" svg:width="13.361cm" svg:height="7.572cm">
          <chartooo:coordinate-region svg:x="0.756cm" svg:y="1.421cm" svg:width="12.738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rogress_2.C2:progress_2.C134" chart:label-cell-address="progress_2.C1:progress_2.C1" chart:class="chart:scatter">
            <chart:domain table:cell-range-address="progress_2.G2:progress_2.G134"/>
            <chart:data-point chart:repeated="129"/>
          </chart:series>
          <chart:series chart:style-name="ch8" chart:values-cell-range-address="progress_2.D2:progress_2.D134" chart:label-cell-address="progress_2.D1:progress_2.D1" chart:class="chart:scatter">
            <chart:data-point chart:repeated="1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_2.C1:progress_2.C1</svg:desc>
                </draw:g>
              </table:table-cell>
              <table:table-cell office:value-type="string">
                <text:p>xfertime</text:p>
                <draw:g>
                  <svg:desc>progress_2.D1:progress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rogress_2.G2:progress_2.G134</svg:desc>
                </draw:g>
              </table:table-cell>
              <table:table-cell office:value-type="float" office:value="0.103656">
                <text:p>0.103656</text:p>
                <draw:g>
                  <svg:desc>progress_2.C2:progress_2.C134</svg:desc>
                </draw:g>
              </table:table-cell>
              <table:table-cell office:value-type="float" office:value="0.000087">
                <text:p>0.000087</text:p>
                <draw:g>
                  <svg:desc>progress_2.D2:progress_2.D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1699">
                <text:p>0.101699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01703">
                <text:p>0.101703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1017">
                <text:p>0.101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1606">
                <text:p>0.101606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10165">
                <text:p>0.1016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101506">
                <text:p>0.101506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101187">
                <text:p>0.101187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01688">
                <text:p>0.101688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101531">
                <text:p>0.101531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101076">
                <text:p>0.101076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10166">
                <text:p>0.10166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101632">
                <text:p>0.101632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101694">
                <text:p>0.10169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101535">
                <text:p>0.101535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101542">
                <text:p>0.101542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10142">
                <text:p>0.10142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101435">
                <text:p>0.10143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101613">
                <text:p>0.101613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101593">
                <text:p>0.101593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101604">
                <text:p>0.101604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101417">
                <text:p>0.101417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101526">
                <text:p>0.101526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1015">
                <text:p>0.1015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101429">
                <text:p>0.101429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0.101592">
                <text:p>0.101592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101579">
                <text:p>0.101579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10162">
                <text:p>0.10162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.10167">
                <text:p>0.10167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101619">
                <text:p>0.101619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0.101485">
                <text:p>0.101485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112661">
                <text:p>0.112661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11275">
                <text:p>0.11275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11268">
                <text:p>0.11268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112629">
                <text:p>0.11262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.112425">
                <text:p>0.112425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112478">
                <text:p>0.112478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0.112674">
                <text:p>0.112674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.112814">
                <text:p>0.112814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112564">
                <text:p>0.11256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112603">
                <text:p>0.112603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120357">
                <text:p>0.120357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120494">
                <text:p>0.120494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120445">
                <text:p>0.120445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120371">
                <text:p>0.120371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120424">
                <text:p>0.120424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120319">
                <text:p>0.120319</text:p>
              </table:table-cell>
              <table:table-cell office:value-type="float" office:value="0.000069">
                <text:p>0.000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120502">
                <text:p>0.120502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120299">
                <text:p>0.120299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120446">
                <text:p>0.120446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120511">
                <text:p>0.120511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0.117414">
                <text:p>0.117414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0.117187">
                <text:p>0.117187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0.117389">
                <text:p>0.11738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0.117232">
                <text:p>0.117232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0.117137">
                <text:p>0.117137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0.117303">
                <text:p>0.117303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0.117215">
                <text:p>0.117215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0.117259">
                <text:p>0.117259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0.117176">
                <text:p>0.117176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0.117538">
                <text:p>0.117538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0.130968">
                <text:p>0.130968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0.131101">
                <text:p>0.131101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0.130835">
                <text:p>0.13083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0.13055">
                <text:p>0.1305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0.130683">
                <text:p>0.13068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.130458">
                <text:p>0.130458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130443">
                <text:p>0.130443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0.1305">
                <text:p>0.1305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0.130614">
                <text:p>0.130614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0.130501">
                <text:p>0.130501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0.149712">
                <text:p>0.149712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">
                <text:p>16</text:p>
              </table:table-cell>
              <table:table-cell office:value-type="float" office:value="0.149161">
                <text:p>0.149161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0.149756">
                <text:p>0.14975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  <table:table-cell office:value-type="float" office:value="0.149779">
                <text:p>0.149779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  <table:table-cell office:value-type="float" office:value="0.149992">
                <text:p>0.14999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  <table:table-cell office:value-type="float" office:value="0.149683">
                <text:p>0.149683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0.149157">
                <text:p>0.149157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0.149677">
                <text:p>0.149677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0.149634">
                <text:p>0.149634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0.149806">
                <text:p>0.14980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0.167276">
                <text:p>0.167276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  <table:table-cell office:value-type="float" office:value="0.16707">
                <text:p>0.1670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0.166885">
                <text:p>0.166885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0.167203">
                <text:p>0.167203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0.167033">
                <text:p>0.16703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0.167139">
                <text:p>0.167139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">
                <text:p>18</text:p>
              </table:table-cell>
              <table:table-cell office:value-type="float" office:value="0.166917">
                <text:p>0.166917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0.166307">
                <text:p>0.166307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0.166711">
                <text:p>0.166711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.167656">
                <text:p>0.167656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0.176501">
                <text:p>0.176501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0.184651">
                <text:p>0.184651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0.186033">
                <text:p>0.186033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0.188913">
                <text:p>0.188913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0.190543">
                <text:p>0.190543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">
                <text:p>20</text:p>
              </table:table-cell>
              <table:table-cell office:value-type="float" office:value="0.191818">
                <text:p>0.191818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0.193005">
                <text:p>0.193005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  <table:table-cell office:value-type="float" office:value="0.194074">
                <text:p>0.194074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0.195306">
                <text:p>0.195306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0.199481">
                <text:p>0.199481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">
                <text:p>22</text:p>
              </table:table-cell>
              <table:table-cell office:value-type="float" office:value="0.28986">
                <text:p>0.2898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">
                <text:p>22</text:p>
              </table:table-cell>
              <table:table-cell office:value-type="float" office:value="0.392126">
                <text:p>0.392126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">
                <text:p>22</text:p>
              </table:table-cell>
              <table:table-cell office:value-type="float" office:value="0.494365">
                <text:p>0.49436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0.596151">
                <text:p>0.59615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0.698037">
                <text:p>0.69803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  <table:table-cell office:value-type="float" office:value="0.800132">
                <text:p>0.80013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0.902211">
                <text:p>0.902211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">
                <text:p>22</text:p>
              </table:table-cell>
              <table:table-cell office:value-type="float" office:value="1.004602">
                <text:p>1.004602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.106534">
                <text:p>1.106534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1.208628">
                <text:p>1.20862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">
                <text:p>24</text:p>
              </table:table-cell>
              <table:table-cell office:value-type="float" office:value="1.393187">
                <text:p>1.393187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">
                <text:p>24</text:p>
              </table:table-cell>
              <table:table-cell office:value-type="float" office:value="1.595273">
                <text:p>1.595273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">
                <text:p>24</text:p>
              </table:table-cell>
              <table:table-cell office:value-type="float" office:value="1.797444">
                <text:p>1.797444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">
                <text:p>24</text:p>
              </table:table-cell>
              <table:table-cell office:value-type="float" office:value="1.999501">
                <text:p>1.99950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">
                <text:p>24</text:p>
              </table:table-cell>
              <table:table-cell office:value-type="float" office:value="2.201664">
                <text:p>2.20166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">
                <text:p>24</text:p>
              </table:table-cell>
              <table:table-cell office:value-type="float" office:value="2.404111">
                <text:p>2.40411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2.606651">
                <text:p>2.606651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">
                <text:p>24</text:p>
              </table:table-cell>
              <table:table-cell office:value-type="float" office:value="2.809139">
                <text:p>2.809139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3.010985">
                <text:p>3.010985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">
                <text:p>24</text:p>
              </table:table-cell>
              <table:table-cell office:value-type="float" office:value="3.213031">
                <text:p>3.213031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">
                <text:p>24</text:p>
              </table:table-cell>
              <table:table-cell office:value-type="float" office:value="3.415059">
                <text:p>3.415059</text:p>
              </table:table-cell>
              <table:table-cell office:value-type="float" office:value="0.000042">
                <text:p>0.000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">
                <text:p>24</text:p>
              </table:table-cell>
              <table:table-cell office:value-type="float" office:value="3.616979">
                <text:p>3.616979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3.819481">
                <text:p>3.819481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4.021928">
                <text:p>4.02192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">
                <text:p>24</text:p>
              </table:table-cell>
              <table:table-cell office:value-type="float" office:value="4.224467">
                <text:p>4.224467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">
                <text:p>24</text:p>
              </table:table-cell>
              <table:table-cell office:value-type="float" office:value="4.427338">
                <text:p>4.42733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">
                <text:p>24</text:p>
              </table:table-cell>
              <table:table-cell office:value-type="float" office:value="4.630212">
                <text:p>4.63021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4.833333">
                <text:p>4.833333</text:p>
              </table:table-cell>
              <table:table-cell office:value-type="float" office:value="0.000069">
                <text:p>0.0000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